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89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Réalisation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ix du sujet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1" calcext:value-type="date">
            <text:p>09/11/18</text:p>
          </table:table-cell>
          <table:table-cell/>
          <table:table-cell office:value-type="string" calcext:value-type="string">
            <text:p>Nb eclipse crash</text:p>
          </table:table-cell>
        </table:table-row>
        <table:table-row table:style-name="ro1">
          <table:table-cell office:value-type="string" calcext:value-type="string">
            <text:p>Mise en forme du Gi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1" calcext:value-type="date">
            <text:p>09/11/18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cénarios 1-5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1" calcext:value-type="date">
            <text:p>09/11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09/18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7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09/18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8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09/18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9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09/18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10</text:p>
          </table:table-cell>
          <table:table-cell table:style-name="ce3" office:value-type="string" calcext:value-type="string">
            <text:p>Rémi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09/18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Use case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25" calcext:value-type="date">
            <text:p>09/25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UML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25" calcext:value-type="date">
            <text:p>09/25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au Sujet/Type/Concept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10-01" calcext:value-type="date">
            <text:p>10/01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aire métier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En cou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ssaire technique</text:p>
          </table:table-cell>
          <table:table-cell office:value-type="string" calcext:value-type="string">
            <text:p>Rémi</text:p>
          </table:table-cell>
          <table:table-cell table:style-name="ce3" office:value-type="string" calcext:value-type="string">
            <text:p>Terminée</text:p>
          </table:table-cell>
          <table:table-cell table:style-name="ce4" office:value-type="date" office:date-value="2018-09-27" calcext:value-type="date">
            <text:p>09/27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s des CU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En cours</text:p>
          </table:table-cell>
          <table:table-cell table:style-name="ce4" office:value-type="date" office:date-value="2018-10-01" calcext:value-type="date">
            <text:p>10/01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énération md en PDF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En cours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cénario client saisie commande + génération + paiement (libération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onte diagramme de clas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 nouveau scénar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se à jour du<text:span text:style-name="T1"> tableau</text:span></text:p>
          </table:table-cell>
          <table:table-cell table:number-columns-repeated="5"/>
        </table:table-row>
        <table:table-row table:style-name="ro1" table:number-rows-repeated="3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 style:data-style-name="N2" text:time-value="12:18:14.260230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8:44:23.482636526</meta:creation-date>
    <dc:date>2018-10-02T12:18:58.725467712</dc:date>
    <meta:editing-duration>PT1H29M3S</meta:editing-duration>
    <meta:editing-cycles>7</meta:editing-cycles>
    <meta:generator>LibreOffice/6.0.6.2$Linux_X86_64 LibreOffice_project/00m0$Build-2</meta:generator>
    <meta:document-statistic meta:table-count="1" meta:cell-count="68" meta:object-count="0"/>
  </office:meta>
</office:document-meta>
</file>